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2.1989"/>
          <table:table-cell office:value-type="float" office:value="0.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4934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60297"/>
          <table:table-cell office:value-type="float" office:value="0.3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.1902"/>
          <table:table-cell office:value-type="float" office:value="0.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3066"/>
          <table:table-cell office:value-type="float" office:value="0.3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3742"/>
          <table:table-cell office:value-type="float" office:value="0.3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6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9.60319"/>
          <table:table-cell office:value-type="float" office:value="0.3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849"/>
          <table:table-cell office:value-type="float" office:value="0.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6255"/>
          <table:table-cell office:value-type="float" office:value="0.3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6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2.1794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33121"/>
          <table:table-cell office:value-type="float" office:value="0.3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6808"/>
          <table:table-cell office:value-type="float" office:value="0.3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5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.2002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1687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134"/>
          <table:table-cell office:value-type="float" office:value="0.3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9.60033"/>
          <table:table-cell office:value-type="float" office:value="0.2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8.0"/>
          <table:table-cell office:value-type="float" office:value="4010.0"/>
          <table:table-cell office:value-type="float" office:value="10882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344"/>
          <table:table-cell office:value-type="float" office:value="1.296"/>
          <table:table-cell office:value-type="float" office:value="1.02"/>
          <table:table-cell office:value-type="float" office:value="45447.0"/>
          <table:table-cell office:value-type="float" office:value="0.0"/>
          <table:table-cell office:value-type="float" office:value="68.0"/>
          <table:table-cell office:value-type="float" office:value="2376.0"/>
          <table:table-cell office:value-type="float" office:value="48426.0"/>
          <table:table-cell office:value-type="float" office:value="4010.0"/>
          <table:table-cell office:value-type="float" office:value="10882.0"/>
          <table:table-cell office:value-type="float" office:value="123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6.161"/>
          <table:table-cell office:value-type="float" office:value="356.865"/>
          <table:table-cell office:value-type="float" office:value="356.58"/>
          <table:table-cell office:value-type="float" office:value="8004754.0"/>
          <table:table-cell office:value-type="float" office:value="0.0"/>
          <table:table-cell office:value-type="float" office:value="4733.0"/>
          <table:table-cell office:value-type="float" office:value="439347.0"/>
          <table:table-cell office:value-type="float" office:value="8475477.0"/>
          <table:table-cell office:value-type="float" office:value="3982.0"/>
          <table:table-cell office:value-type="float" office:value="1079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9.58412"/>
          <table:table-cell office:value-type="float" office:value="0.2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48897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1459"/>
          <table:table-cell office:value-type="float" office:value="0.2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3.131"/>
          <table:table-cell office:value-type="float" office:value="3.854"/>
          <table:table-cell office:value-type="float" office:value="3.57"/>
          <table:table-cell office:value-type="float" office:value="141220.0"/>
          <table:table-cell office:value-type="float" office:value="0.0"/>
          <table:table-cell office:value-type="float" office:value="167.0"/>
          <table:table-cell office:value-type="float" office:value="10987.0"/>
          <table:table-cell office:value-type="float" office:value="155197.0"/>
          <table:table-cell office:value-type="float" office:value="4010.0"/>
          <table:table-cell office:value-type="float" office:value="10892.0"/>
          <table:table-cell office:value-type="float" office:value="122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.368"/>
          <table:table-cell office:value-type="float" office:value="174.097"/>
          <table:table-cell office:value-type="float" office:value="173.81"/>
          <table:table-cell office:value-type="float" office:value="7003513.0"/>
          <table:table-cell office:value-type="float" office:value="0.0"/>
          <table:table-cell office:value-type="float" office:value="1491.0"/>
          <table:table-cell office:value-type="float" office:value="301837.0"/>
          <table:table-cell office:value-type="float" office:value="7332011.0"/>
          <table:table-cell office:value-type="float" office:value="4010.0"/>
          <table:table-cell office:value-type="float" office:value="10892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9.048"/>
          <table:table-cell office:value-type="float" office:value="719.762"/>
          <table:table-cell office:value-type="float" office:value="719.48"/>
          <table:table-cell office:value-type="float" office:value="20846700.0"/>
          <table:table-cell office:value-type="float" office:value="0.0"/>
          <table:table-cell office:value-type="float" office:value="7331.0"/>
          <table:table-cell office:value-type="float" office:value="770072.0"/>
          <table:table-cell office:value-type="float" office:value="21626494.0"/>
          <table:table-cell office:value-type="float" office:value="3982.0"/>
          <table:table-cell office:value-type="float" office:value="1080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1.3117"/>
          <table:table-cell office:value-type="float" office:value="2.049"/>
          <table:table-cell office:value-type="float" office:value="1.77"/>
          <table:table-cell office:value-type="float" office:value="74072.0"/>
          <table:table-cell office:value-type="float" office:value="0.0"/>
          <table:table-cell office:value-type="float" office:value="97.0"/>
          <table:table-cell office:value-type="float" office:value="8393.0"/>
          <table:table-cell office:value-type="float" office:value="84050.0"/>
          <table:table-cell office:value-type="float" office:value="4010.0"/>
          <table:table-cell office:value-type="float" office:value="1089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.0842"/>
          <table:table-cell office:value-type="float" office:value="40.85"/>
          <table:table-cell office:value-type="float" office:value="40.56"/>
          <table:table-cell office:value-type="float" office:value="1700278.0"/>
          <table:table-cell office:value-type="float" office:value="0.0"/>
          <table:table-cell office:value-type="float" office:value="765.0"/>
          <table:table-cell office:value-type="float" office:value="100010.0"/>
          <table:table-cell office:value-type="float" office:value="1820392.0"/>
          <table:table-cell office:value-type="float" office:value="4010.0"/>
          <table:table-cell office:value-type="float" office:value="10890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884"/>
          <table:table-cell office:value-type="float" office:value="109.58"/>
          <table:table-cell office:value-type="float" office:value="109.3"/>
          <table:table-cell office:value-type="float" office:value="3373650.0"/>
          <table:table-cell office:value-type="float" office:value="0.0"/>
          <table:table-cell office:value-type="float" office:value="1094.0"/>
          <table:table-cell office:value-type="float" office:value="109389.0"/>
          <table:table-cell office:value-type="float" office:value="3489297.0"/>
          <table:table-cell office:value-type="float" office:value="3982.0"/>
          <table:table-cell office:value-type="float" office:value="10798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0.874"/>
          <table:table-cell office:value-type="float" office:value="1.608"/>
          <table:table-cell office:value-type="float" office:value="1.33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2187.0"/>
          <table:table-cell office:value-type="float" office:value="57986.0"/>
          <table:table-cell office:value-type="float" office:value="4010.0"/>
          <table:table-cell office:value-type="float" office:value="10883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5862"/>
          <table:table-cell office:value-type="float" office:value="2.336"/>
          <table:table-cell office:value-type="float" office:value="2.05"/>
          <table:table-cell office:value-type="float" office:value="78672.0"/>
          <table:table-cell office:value-type="float" office:value="0.0"/>
          <table:table-cell office:value-type="float" office:value="60.0"/>
          <table:table-cell office:value-type="float" office:value="2759.0"/>
          <table:table-cell office:value-type="float" office:value="82425.0"/>
          <table:table-cell office:value-type="float" office:value="4010.0"/>
          <table:table-cell office:value-type="float" office:value="10883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.023"/>
          <table:table-cell office:value-type="float" office:value="732.742"/>
          <table:table-cell office:value-type="float" office:value="732.46"/>
          <table:table-cell office:value-type="float" office:value="22329990.0"/>
          <table:table-cell office:value-type="float" office:value="0.0"/>
          <table:table-cell office:value-type="float" office:value="6142.0"/>
          <table:table-cell office:value-type="float" office:value="652157.0"/>
          <table:table-cell office:value-type="float" office:value="22997931.0"/>
          <table:table-cell office:value-type="float" office:value="3982.0"/>
          <table:table-cell office:value-type="float" office:value="10791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